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end"/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Spacing" style:list-style-name="LFO2" style:family="paragraph">
      <style:text-properties fo:font-size="14pt" style:font-size-asian="14pt" style:font-size-complex="14pt"/>
    </style:style>
    <style:style style:name="P5" style:parent-style-name="NoSpacing" style:list-style-name="LFO2" style:family="paragraph">
      <style:text-properties fo:font-size="14pt" style:font-size-asian="14pt" style:font-size-complex="14pt"/>
    </style:style>
    <style:style style:name="P6" style:parent-style-name="NoSpacing" style:list-style-name="LFO2" style:family="paragraph">
      <style:text-properties fo:font-size="14pt" style:font-size-asian="14pt" style:font-size-complex="14pt"/>
    </style:style>
    <style:style style:name="P7" style:parent-style-name="NoSpacing" style:list-style-name="LFO2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Spacing" style:list-style-name="LFO2" style:family="paragraph">
      <style:text-properties fo:font-size="14pt" style:font-size-asian="14pt" style:font-size-complex="14pt"/>
    </style:style>
    <style:style style:name="P10" style:parent-style-name="NoSpacing" style:list-style-name="LFO2" style:family="paragraph">
      <style:text-properties fo:font-size="14pt" style:font-size-asian="14pt" style:font-size-complex="14pt"/>
    </style:style>
    <style:style style:name="P11" style:parent-style-name="NoSpacing" style:list-style-name="LFO2" style:family="paragraph">
      <style:text-properties fo:font-size="14pt" style:font-size-asian="14pt" style:font-size-complex="14pt"/>
    </style:style>
    <style:style style:name="P12" style:parent-style-name="Normal" style:family="paragraph">
      <style:paragraph-properties fo:text-align="end"/>
      <style:text-properties fo:font-weight="bold" style:font-weight-asian="bold" style:font-weight-complex="bold" fo:font-size="22pt" style:font-size-asian="22pt" style:font-size-complex="22pt"/>
    </style:style>
    <style:style style:name="P13" style:parent-style-name="Normal" style:family="paragraph">
      <style:paragraph-properties fo:text-align="end"/>
      <style:text-properties fo:font-weight="bold" style:font-weight-asian="bold" style:font-weight-complex="bold" fo:font-size="22pt" style:font-size-asian="22pt" style:font-size-complex="22pt"/>
    </style:style>
  </office:automatic-styles>
  <office:body>
    <office:text text:use-soft-page-breaks="true">
      <text:p text:style-name="P1">Hodnocení<text:s/><text:tab/><text:tab/></text:p>
      <text:p text:style-name="P2">Petr Wolf<text:s/></text:p>
      <text:p text:style-name="P3">+</text:p>
      <text:list text:style-name="LFO2" text:continue-numbering="true">
        <text:list-item>
          <text:p text:style-name="P4">Poprvé v životě jsem pracoval s týmovými online systemy jako je Scrumdesk<text:s/>a officiálnější komunikaci jako teams</text:p>
        </text:list-item>
        <text:list-item>
          <text:p text:style-name="P5">Následně jsem<text:s/>vyjímečně<text:s/>využíval pořádně github a i jako teamový nástroj, do budoucích prací se vyznám jak s tím pracovat i na větší škále</text:p>
        </text:list-item>
        <text:list-item>
          <text:p text:style-name="P6">Mohl jsem nahlédnout do trochu profesonálnější tvorby webu<text:s/>s pevnou strukturou<text:s/></text:p>
        </text:list-item>
        <text:list-item>
          <text:p text:style-name="P7">Oprášil jsem trochu grafiku</text:p>
        </text:list-item>
      </text:list>
      <text:p text:style-name="P8">-</text:p>
      <text:list text:style-name="LFO2" text:continue-numbering="true">
        <text:list-item>
          <text:p text:style-name="P9">Nevypracoval jsem co jsem měl a tím se můj tým dostaval do časových omezení<text:s/></text:p>
        </text:list-item>
        <text:list-item>
          <text:p text:style-name="P10">Ikdyž jsem officialnější kanály (Teams) využíval, dělalo mi to problém a nevyjadřoval jsem se tam tak často jak bych měl.</text:p>
        </text:list-item>
        <text:list-item>
          <text:p text:style-name="P11">Zapisování času do scrumu dělalo někdy taky problémy<text:s/></text:p>
        </text:list-item>
      </text:list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r Wolf</meta:initial-creator>
    <dc:creator>Petr Wolf</dc:creator>
    <meta:creation-date>2021-01-10T11:48:00Z</meta:creation-date>
    <dc:date>2021-01-10T12:08:00Z</dc:date>
    <meta:template xlink:href="Normal.dotm" xlink:type="simple"/>
    <meta:editing-cycles>2</meta:editing-cycles>
    <meta:editing-duration>PT1200S</meta:editing-duration>
    <meta:document-statistic meta:page-count="1" meta:paragraph-count="1" meta:word-count="93" meta:character-count="641" meta:row-count="4" meta:non-whitespace-character-count="549"/>
  </office:meta>
</office:document-meta>
</file>